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erif" fo:font-weight="bold" officeooo:rsid="0007a092" officeooo:paragraph-rsid="0007a092" style:font-weight-asian="bold" style:font-weight-complex="bold"/>
    </style:style>
    <style:style style:name="P2" style:family="paragraph" style:parent-style-name="Standard">
      <style:paragraph-properties fo:text-align="justify" style:justify-single-word="false"/>
      <style:text-properties style:font-name="FreeSerif" fo:font-weight="normal" officeooo:rsid="0007a092" officeooo:paragraph-rsid="0007a092" style:font-weight-asian="normal" style:font-weight-complex="normal"/>
    </style:style>
    <style:style style:name="P3" style:family="paragraph" style:parent-style-name="Standard">
      <style:paragraph-properties fo:text-align="justify" style:justify-single-word="false"/>
      <style:text-properties style:font-name="FreeSerif" style:text-underline-style="solid" style:text-underline-width="auto" style:text-underline-color="font-color" fo:font-weight="bold" officeooo:rsid="0007a092" officeooo:paragraph-rsid="0007a092" style:font-weight-asian="bold" style:font-weight-complex="bold"/>
    </style:style>
    <style:style style:name="P4" style:family="paragraph" style:parent-style-name="Standard">
      <style:paragraph-properties fo:text-align="justify" style:justify-single-word="false"/>
      <style:text-properties style:font-name="FreeSerif" style:text-underline-style="solid" style:text-underline-width="auto" style:text-underline-color="font-color" fo:font-weight="bold" officeooo:rsid="000b4f8c" officeooo:paragraph-rsid="000b4f8c" style:font-weight-asian="bold" style:font-weight-complex="bold"/>
    </style:style>
    <style:style style:name="P5" style:family="paragraph" style:parent-style-name="Standard">
      <style:paragraph-properties fo:text-align="justify" style:justify-single-word="false"/>
      <style:text-properties style:font-name="FreeSerif" style:text-underline-style="solid" style:text-underline-width="auto" style:text-underline-color="font-color" fo:font-weight="bold" officeooo:rsid="00125e7d" officeooo:paragraph-rsid="00125e7d" style:font-weight-asian="bold" style:font-weight-complex="bold"/>
    </style:style>
    <style:style style:name="P6" style:family="paragraph" style:parent-style-name="Standard" style:list-style-name="L2">
      <style:paragraph-properties fo:text-align="justify" style:justify-single-word="false"/>
      <style:text-properties style:font-name="FreeSerif" style:text-underline-style="solid" style:text-underline-width="auto" style:text-underline-color="font-color" fo:font-weight="bold" officeooo:rsid="000b4f8c" officeooo:paragraph-rsid="000b4f8c" style:font-weight-asian="bold" style:font-weight-complex="bold"/>
    </style:style>
    <style:style style:name="P7" style:family="paragraph" style:parent-style-name="Standard" style:list-style-name="L2">
      <style:paragraph-properties fo:text-align="justify" style:justify-single-word="false"/>
      <style:text-properties style:font-name="FreeSerif" style:text-underline-style="solid" style:text-underline-width="auto" style:text-underline-color="font-color" fo:font-weight="bold" officeooo:rsid="000d1762" officeooo:paragraph-rsid="000d1762" style:font-weight-asian="bold" style:font-weight-complex="bold"/>
    </style:style>
    <style:style style:name="P8" style:family="paragraph" style:parent-style-name="Standard">
      <style:paragraph-properties fo:text-align="justify" style:justify-single-word="false"/>
      <style:text-properties style:font-name="FreeSerif" style:text-underline-style="solid" style:text-underline-width="auto" style:text-underline-color="font-color" fo:font-weight="bold" officeooo:rsid="000d2096" officeooo:paragraph-rsid="000d2096" style:font-weight-asian="bold" style:font-weight-complex="bold"/>
    </style:style>
    <style:style style:name="P9" style:family="paragraph" style:parent-style-name="Standard">
      <style:paragraph-properties fo:text-align="justify" style:justify-single-word="false"/>
      <style:text-properties style:font-name="FreeSerif" style:text-underline-style="solid" style:text-underline-width="auto" style:text-underline-color="font-color" fo:font-weight="bold" officeooo:rsid="000d5eb8" officeooo:paragraph-rsid="000d5eb8" style:font-weight-asian="bold" style:font-weight-complex="bold"/>
    </style:style>
    <style:style style:name="P10" style:family="paragraph" style:parent-style-name="Standard" style:list-style-name="L1">
      <style:paragraph-properties fo:text-align="justify" style:justify-single-word="false"/>
      <style:text-properties style:font-name="FreeSerif" style:text-underline-style="none" fo:font-weight="normal" officeooo:rsid="0007a092" officeooo:paragraph-rsid="0007a092" style:font-weight-asian="normal" style:font-weight-complex="normal"/>
    </style:style>
    <style:style style:name="P11" style:family="paragraph" style:parent-style-name="Standard" style:list-style-name="L1">
      <style:paragraph-properties fo:text-align="justify" style:justify-single-word="false"/>
      <style:text-properties style:font-name="FreeSerif" style:text-underline-style="none" fo:font-weight="normal" officeooo:rsid="0007fac3" officeooo:paragraph-rsid="0007fac3" style:font-weight-asian="normal" style:font-weight-complex="normal"/>
    </style:style>
    <style:style style:name="P12" style:family="paragraph" style:parent-style-name="Standard">
      <style:paragraph-properties fo:text-align="justify" style:justify-single-word="false"/>
      <style:text-properties style:font-name="FreeSerif" style:text-underline-style="none" fo:font-weight="normal" officeooo:rsid="0007fac3" officeooo:paragraph-rsid="0007fac3" style:font-weight-asian="normal" style:font-weight-complex="normal"/>
    </style:style>
    <style:style style:name="P13" style:family="paragraph" style:parent-style-name="Standard" style:list-style-name="L2">
      <style:paragraph-properties fo:text-align="justify" style:justify-single-word="false"/>
      <style:text-properties style:font-name="FreeSerif" style:text-underline-style="none" fo:font-weight="normal" officeooo:rsid="000b4f8c" officeooo:paragraph-rsid="000b4f8c" style:font-weight-asian="normal" style:font-weight-complex="normal"/>
    </style:style>
    <style:style style:name="P14" style:family="paragraph" style:parent-style-name="Standard" style:list-style-name="L2">
      <style:paragraph-properties fo:text-align="justify" style:justify-single-word="false"/>
      <style:text-properties style:font-name="FreeSerif" style:text-underline-style="none" fo:font-weight="normal" officeooo:rsid="000be570" officeooo:paragraph-rsid="000be570" style:font-weight-asian="normal" style:font-weight-complex="normal"/>
    </style:style>
    <style:style style:name="P15" style:family="paragraph" style:parent-style-name="Standard" style:list-style-name="L2">
      <style:paragraph-properties fo:text-align="justify" style:justify-single-word="false"/>
      <style:text-properties style:font-name="FreeSerif" style:text-underline-style="none" fo:font-weight="normal" officeooo:rsid="000d1762" officeooo:paragraph-rsid="000d1762" style:font-weight-asian="normal" style:font-weight-complex="normal"/>
    </style:style>
    <style:style style:name="P16" style:family="paragraph" style:parent-style-name="Standard">
      <style:paragraph-properties fo:text-align="justify" style:justify-single-word="false"/>
      <style:text-properties style:font-name="FreeSerif" style:text-underline-style="none" fo:font-weight="normal" officeooo:rsid="000d1762" officeooo:paragraph-rsid="000d1762" style:font-weight-asian="normal" style:font-weight-complex="normal"/>
    </style:style>
    <style:style style:name="P17" style:family="paragraph" style:parent-style-name="Standard" style:list-style-name="L3">
      <style:paragraph-properties fo:text-align="justify" style:justify-single-word="false"/>
      <style:text-properties style:font-name="FreeSerif" style:text-underline-style="none" fo:font-weight="normal" officeooo:rsid="000d2096" officeooo:paragraph-rsid="000d2096" style:font-weight-asian="normal" style:font-weight-complex="normal"/>
    </style:style>
    <style:style style:name="P18" style:family="paragraph" style:parent-style-name="Standard" style:list-style-name="L3">
      <style:paragraph-properties fo:text-align="justify" style:justify-single-word="false"/>
      <style:text-properties style:font-name="FreeSerif" style:text-underline-style="none" fo:font-weight="normal" officeooo:rsid="000d5eb8" officeooo:paragraph-rsid="000d5eb8" style:font-weight-asian="normal" style:font-weight-complex="normal"/>
    </style:style>
    <style:style style:name="P19" style:family="paragraph" style:parent-style-name="Standard">
      <style:paragraph-properties fo:text-align="justify" style:justify-single-word="false"/>
      <style:text-properties style:font-name="FreeSerif" style:text-underline-style="none" fo:font-weight="normal" officeooo:rsid="000d5eb8" officeooo:paragraph-rsid="000d5eb8" style:font-weight-asian="normal" style:font-weight-complex="normal"/>
    </style:style>
    <style:style style:name="P20" style:family="paragraph" style:parent-style-name="Standard" style:list-style-name="L4">
      <style:paragraph-properties fo:text-align="justify" style:justify-single-word="false"/>
      <style:text-properties style:font-name="FreeSerif" style:text-underline-style="none" fo:font-weight="normal" officeooo:rsid="000f318e" officeooo:paragraph-rsid="000f318e" style:font-weight-asian="normal" style:font-weight-complex="normal"/>
    </style:style>
    <style:style style:name="P21" style:family="paragraph" style:parent-style-name="Standard">
      <style:paragraph-properties fo:text-align="justify" style:justify-single-word="false"/>
      <style:text-properties style:font-name="FreeSerif" style:text-underline-style="none" fo:font-weight="bold" officeooo:rsid="00125e7d" officeooo:paragraph-rsid="000d5eb8" style:font-weight-asian="bold" style:font-weight-complex="bold"/>
    </style:style>
    <style:style style:name="P22" style:family="paragraph" style:parent-style-name="Standard" style:list-style-name="L2">
      <style:paragraph-properties fo:text-align="justify" style:justify-single-word="false"/>
      <style:text-properties officeooo:paragraph-rsid="000be570"/>
    </style:style>
    <style:style style:name="P23" style:family="paragraph" style:parent-style-name="Standard" style:list-style-name="L4">
      <style:paragraph-properties fo:text-align="justify" style:justify-single-word="false"/>
      <style:text-properties officeooo:paragraph-rsid="000d5eb8"/>
    </style:style>
    <style:style style:name="P24" style:family="paragraph" style:parent-style-name="Standard" style:list-style-name="L4">
      <style:paragraph-properties fo:text-align="justify" style:justify-single-word="false"/>
      <style:text-properties officeooo:paragraph-rsid="000f318e"/>
    </style:style>
    <style:style style:name="P25" style:family="paragraph" style:parent-style-name="Standard" style:list-style-name="L6">
      <style:paragraph-properties fo:text-align="justify" style:justify-single-word="false"/>
      <style:text-properties officeooo:paragraph-rsid="001696d9"/>
    </style:style>
    <style:style style:name="P26" style:family="paragraph" style:parent-style-name="Standard" style:list-style-name="L7">
      <style:paragraph-properties fo:text-align="justify" style:justify-single-word="false"/>
      <style:text-properties officeooo:paragraph-rsid="00177ec0"/>
    </style:style>
    <style:style style:name="P27" style:family="paragraph" style:parent-style-name="Standard" style:list-style-name="L2">
      <style:paragraph-properties fo:text-align="justify" style:justify-single-word="false"/>
      <style:text-properties fo:font-weight="bold" officeooo:rsid="000be570" officeooo:paragraph-rsid="000be570" style:font-weight-asian="bold" style:font-weight-complex="bold"/>
    </style:style>
    <style:style style:name="P28" style:family="paragraph" style:parent-style-name="Standard" style:list-style-name="L6">
      <style:paragraph-properties fo:text-align="justify" style:justify-single-word="false"/>
      <style:text-properties fo:font-weight="bold" officeooo:rsid="00177ec0" officeooo:paragraph-rsid="00177ec0" style:font-weight-asian="bold" style:font-weight-complex="bold"/>
    </style:style>
    <style:style style:name="P29" style:family="paragraph" style:parent-style-name="Standard">
      <style:paragraph-properties fo:text-align="justify" style:justify-single-word="false"/>
      <style:text-properties fo:font-weight="bold" officeooo:rsid="00177ec0" officeooo:paragraph-rsid="00177ec0" style:font-weight-asian="bold" style:font-weight-complex="bold"/>
    </style:style>
    <style:style style:name="P30" style:family="paragraph" style:parent-style-name="Standard" style:list-style-name="L7">
      <style:paragraph-properties fo:text-align="justify" style:justify-single-word="false"/>
      <style:text-properties fo:font-weight="bold" officeooo:rsid="00177ec0" officeooo:paragraph-rsid="00177ec0" style:font-weight-asian="bold" style:font-weight-complex="bold"/>
    </style:style>
    <style:style style:name="P31" style:family="paragraph" style:parent-style-name="Standard" style:list-style-name="L7">
      <style:paragraph-properties fo:text-align="justify" style:justify-single-word="false"/>
      <style:text-properties fo:font-weight="bold" officeooo:rsid="00192448" officeooo:paragraph-rsid="00192448" style:font-weight-asian="bold" style:font-weight-complex="bold"/>
    </style:style>
    <style:style style:name="P32" style:family="paragraph" style:parent-style-name="Standard" style:list-style-name="L7">
      <style:paragraph-properties fo:text-align="justify" style:justify-single-word="false"/>
      <style:text-properties fo:font-weight="bold" officeooo:rsid="001a3b32" officeooo:paragraph-rsid="001a3b32" style:font-weight-asian="bold" style:font-weight-complex="bold"/>
    </style:style>
    <style:style style:name="P33" style:family="paragraph" style:parent-style-name="Standard">
      <style:paragraph-properties fo:text-align="justify" style:justify-single-word="false"/>
      <style:text-properties fo:font-weight="bold" officeooo:rsid="001a3b32" officeooo:paragraph-rsid="001a3b32" style:font-weight-asian="bold" style:font-weight-complex="bold"/>
    </style:style>
    <style:style style:name="P34" style:family="paragraph" style:parent-style-name="Standard" style:list-style-name="L3">
      <style:paragraph-properties fo:text-align="justify" style:justify-single-word="false"/>
      <style:text-properties style:text-underline-style="none" fo:font-weight="normal" officeooo:rsid="000d2096" officeooo:paragraph-rsid="000d2096" style:font-weight-asian="normal" style:font-weight-complex="normal"/>
    </style:style>
    <style:style style:name="P35" style:family="paragraph" style:parent-style-name="Standard" style:list-style-name="L5">
      <style:paragraph-properties fo:text-align="justify" style:justify-single-word="false"/>
      <style:text-properties style:text-underline-style="none" fo:font-weight="normal" officeooo:rsid="00125e7d" officeooo:paragraph-rsid="00125e7d" style:font-weight-asian="normal" style:font-weight-complex="normal"/>
    </style:style>
    <style:style style:name="P36" style:family="paragraph" style:parent-style-name="Standard" style:list-style-name="L5">
      <style:paragraph-properties fo:text-align="justify" style:justify-single-word="false"/>
      <style:text-properties style:text-underline-style="none" fo:font-weight="bold" officeooo:rsid="00125e7d" officeooo:paragraph-rsid="00125e7d" style:font-weight-asian="bold" style:font-weight-complex="bold"/>
    </style:style>
    <style:style style:name="P37" style:family="paragraph" style:parent-style-name="Standard" style:list-style-name="L5">
      <style:paragraph-properties fo:text-align="justify" style:justify-single-word="false"/>
      <style:text-properties style:text-underline-style="none" fo:font-weight="bold" officeooo:rsid="00134622" officeooo:paragraph-rsid="00134622" style:font-weight-asian="bold" style:font-weight-complex="bold"/>
    </style:style>
    <style:style style:name="P38" style:family="paragraph" style:parent-style-name="Standard">
      <style:paragraph-properties fo:text-align="justify" style:justify-single-word="false"/>
      <style:text-properties style:text-underline-style="none" fo:font-weight="bold" officeooo:rsid="00134622" officeooo:paragraph-rsid="00134622" style:font-weight-asian="bold" style:font-weight-complex="bold"/>
    </style:style>
    <style:style style:name="P39" style:family="paragraph" style:parent-style-name="Standard" style:list-style-name="L7">
      <style:paragraph-properties fo:text-align="justify" style:justify-single-word="false"/>
      <style:text-properties style:text-underline-style="none" fo:font-weight="bold" officeooo:rsid="00177ec0" officeooo:paragraph-rsid="00177ec0" style:font-weight-asian="bold" style:font-weight-complex="bold"/>
    </style:style>
    <style:style style:name="P40" style:family="paragraph" style:parent-style-name="Standard" style:list-style-name="L8">
      <style:paragraph-properties fo:text-align="justify" style:justify-single-word="false"/>
      <style:text-properties style:text-underline-style="none" fo:font-weight="bold" officeooo:rsid="001a3b32" officeooo:paragraph-rsid="001a3b32" style:font-weight-asian="bold" style:font-weight-complex="bold"/>
    </style:style>
    <style:style style:name="P41" style:family="paragraph" style:parent-style-name="Standard" style:list-style-name="L8">
      <style:paragraph-properties fo:text-align="justify" style:justify-single-word="false"/>
      <style:text-properties style:text-underline-style="none" fo:font-weight="bold" officeooo:rsid="001b4c12" officeooo:paragraph-rsid="001b4c12" style:font-weight-asian="bold" style:font-weight-complex="bold"/>
    </style:style>
    <style:style style:name="P42" style:family="paragraph" style:parent-style-name="Standard" style:list-style-name="L4">
      <style:paragraph-properties fo:text-align="justify" style:justify-single-word="false"/>
      <style:text-properties style:text-underline-style="solid" style:text-underline-width="auto" style:text-underline-color="font-color" fo:font-weight="bold" officeooo:rsid="000d5eb8" officeooo:paragraph-rsid="000d5eb8" style:font-weight-asian="bold" style:font-weight-complex="bold"/>
    </style:style>
    <style:style style:name="P43" style:family="paragraph" style:parent-style-name="Standard">
      <style:paragraph-properties fo:text-align="justify" style:justify-single-word="false"/>
      <style:text-properties style:text-underline-style="solid" style:text-underline-width="auto" style:text-underline-color="font-color" fo:font-weight="bold" officeooo:rsid="001696d9" officeooo:paragraph-rsid="001696d9" style:font-weight-asian="bold" style:font-weight-complex="bold"/>
    </style:style>
    <style:style style:name="P44" style:family="paragraph" style:parent-style-name="Standard" style:list-style-name="L6">
      <style:paragraph-properties fo:text-align="justify" style:justify-single-word="false"/>
      <style:text-properties style:text-underline-style="solid" style:text-underline-width="auto" style:text-underline-color="font-color" fo:font-weight="bold" officeooo:rsid="001696d9" officeooo:paragraph-rsid="001696d9" style:font-weight-asian="bold" style:font-weight-complex="bold"/>
    </style:style>
    <style:style style:name="P45" style:family="paragraph" style:parent-style-name="Standard">
      <style:paragraph-properties fo:text-align="justify" style:justify-single-word="false"/>
      <style:text-properties style:text-underline-style="solid" style:text-underline-width="auto" style:text-underline-color="font-color" fo:font-weight="bold" officeooo:rsid="00177ec0" officeooo:paragraph-rsid="00177ec0" style:font-weight-asian="bold" style:font-weight-complex="bold"/>
    </style:style>
    <style:style style:name="P46" style:family="paragraph" style:parent-style-name="Standard">
      <style:paragraph-properties fo:text-align="justify" style:justify-single-word="false"/>
      <style:text-properties style:text-underline-style="solid" style:text-underline-width="auto" style:text-underline-color="font-color" fo:font-weight="bold" officeooo:rsid="001a3b32" officeooo:paragraph-rsid="001a3b32" style:font-weight-asian="bold" style:font-weight-complex="bold"/>
    </style:style>
    <style:style style:name="P47" style:family="paragraph" style:parent-style-name="Standard">
      <style:paragraph-properties fo:text-align="justify" style:justify-single-word="false"/>
      <style:text-properties style:text-underline-style="solid" style:text-underline-width="auto" style:text-underline-color="font-color" fo:font-weight="bold" officeooo:rsid="001d2fc6" officeooo:paragraph-rsid="001d2fc6" style:font-weight-asian="bold" style:font-weight-complex="bold"/>
    </style:style>
    <style:style style:name="P48" style:family="paragraph" style:parent-style-name="Standard" style:list-style-name="L9">
      <style:paragraph-properties fo:text-align="justify" style:justify-single-word="false"/>
      <style:text-properties style:text-underline-style="solid" style:text-underline-width="auto" style:text-underline-color="font-color" fo:font-weight="bold" officeooo:rsid="001d2fc6" officeooo:paragraph-rsid="001d2fc6" style:font-weight-asian="bold" style:font-weight-complex="bold"/>
    </style:style>
    <style:style style:name="P49" style:family="paragraph" style:parent-style-name="Standard">
      <style:paragraph-properties fo:text-align="justify" style:justify-single-word="false"/>
      <style:text-properties style:text-underline-style="solid" style:text-underline-width="auto" style:text-underline-color="font-color" fo:font-weight="bold" officeooo:rsid="001f1f73" officeooo:paragraph-rsid="001f1f73" style:font-weight-asian="bold" style:font-weight-complex="bold"/>
    </style:style>
    <style:style style:name="P50" style:family="paragraph" style:parent-style-name="Standard" style:list-style-name="L10">
      <style:paragraph-properties fo:text-align="justify" style:justify-single-word="false"/>
      <style:text-properties style:text-underline-style="solid" style:text-underline-width="auto" style:text-underline-color="font-color" fo:font-weight="bold" officeooo:rsid="001f1f73" officeooo:paragraph-rsid="001f1f73" style:font-weight-asian="bold" style:font-weight-complex="bold"/>
    </style:style>
    <style:style style:name="P51" style:family="paragraph" style:parent-style-name="Standard">
      <style:paragraph-properties fo:text-align="justify" style:justify-single-word="false"/>
      <style:text-properties style:text-underline-style="solid" style:text-underline-width="auto" style:text-underline-color="font-color" fo:font-weight="normal" officeooo:rsid="00177ec0" officeooo:paragraph-rsid="00177ec0" style:font-weight-asian="normal" style:font-weight-complex="normal"/>
    </style:style>
    <style:style style:name="P52" style:family="paragraph" style:parent-style-name="Standard">
      <style:paragraph-properties fo:text-align="justify" style:justify-single-word="false"/>
      <style:text-properties style:text-underline-style="solid" style:text-underline-width="auto" style:text-underline-color="font-color" fo:font-weight="normal" officeooo:rsid="001d2fc6" officeooo:paragraph-rsid="001b4c12" style:font-weight-asian="normal" style:font-weight-complex="normal"/>
    </style:style>
    <style:style style:name="P53" style:family="paragraph" style:parent-style-name="Standard" style:list-style-name="L7">
      <style:paragraph-properties fo:text-align="justify" style:justify-single-word="false"/>
      <style:text-properties officeooo:rsid="00177ec0" officeooo:paragraph-rsid="00177ec0"/>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d1762" style:font-weight-asian="normal" style:font-weight-complex="normal"/>
    </style:style>
    <style:style style:name="T4" style:family="text">
      <style:text-properties style:text-underline-style="none" officeooo:rsid="000d1762"/>
    </style:style>
    <style:style style:name="T5" style:family="text">
      <style:text-properties officeooo:rsid="0007fac3"/>
    </style:style>
    <style:style style:name="T6" style:family="text">
      <style:text-properties style:font-name="FreeSerif"/>
    </style:style>
    <style:style style:name="T7" style:family="text">
      <style:text-properties style:font-name="FreeSerif" style:text-underline-style="none"/>
    </style:style>
    <style:style style:name="T8" style:family="text">
      <style:text-properties style:font-name="FreeSerif" style:text-underline-style="none" fo:font-weight="normal" style:font-weight-asian="normal" style:font-weight-complex="normal"/>
    </style:style>
    <style:style style:name="T9" style:family="text">
      <style:text-properties style:font-name="FreeSerif" style:text-underline-style="none" fo:font-weight="normal" officeooo:rsid="000b4f8c" style:font-weight-asian="normal" style:font-weight-complex="normal"/>
    </style:style>
    <style:style style:name="T10" style:family="text">
      <style:text-properties style:font-name="FreeSerif" style:text-underline-style="none" fo:font-weight="normal" officeooo:rsid="000be570" style:font-weight-asian="normal" style:font-weight-complex="normal"/>
    </style:style>
    <style:style style:name="T11" style:family="text">
      <style:text-properties style:font-name="FreeSerif" style:text-underline-style="none" fo:font-weight="normal" officeooo:rsid="000d6316" style:font-weight-asian="normal" style:font-weight-complex="normal"/>
    </style:style>
    <style:style style:name="T12" style:family="text">
      <style:text-properties style:font-name="FreeSerif" style:text-underline-style="none" fo:font-weight="normal" officeooo:rsid="000d5eb8" style:font-weight-asian="normal" style:font-weight-complex="normal"/>
    </style:style>
    <style:style style:name="T13" style:family="text">
      <style:text-properties style:font-name="FreeSerif" style:text-underline-style="none" fo:font-weight="normal" officeooo:rsid="000f318e" style:font-weight-asian="normal" style:font-weight-complex="normal"/>
    </style:style>
    <style:style style:name="T14" style:family="text">
      <style:text-properties style:font-name="FreeSerif" style:text-underline-style="none" fo:font-weight="normal" officeooo:rsid="001048c3" style:font-weight-asian="normal" style:font-weight-complex="normal"/>
    </style:style>
    <style:style style:name="T15" style:family="text">
      <style:text-properties style:font-name="FreeSerif" style:text-underline-style="none" fo:font-weight="normal" officeooo:rsid="001696d9" style:font-weight-asian="normal" style:font-weight-complex="normal"/>
    </style:style>
    <style:style style:name="T16" style:family="text">
      <style:text-properties style:font-name="FreeSerif" style:text-underline-style="none" fo:font-weight="normal" officeooo:rsid="00177ec0" style:font-weight-asian="normal" style:font-weight-complex="normal"/>
    </style:style>
    <style:style style:name="T17" style:family="text">
      <style:text-properties style:font-name="FreeSerif" style:text-underline-style="none" fo:font-weight="bold" style:font-weight-asian="bold" style:font-weight-complex="bold"/>
    </style:style>
    <style:style style:name="T18" style:family="text">
      <style:text-properties style:font-name="FreeSerif" style:text-underline-style="none" fo:font-weight="bold" officeooo:rsid="000be570" style:font-weight-asian="bold" style:font-weight-complex="bold"/>
    </style:style>
    <style:style style:name="T19" style:family="text">
      <style:text-properties style:font-name="FreeSerif" style:text-underline-style="none" fo:font-weight="bold" officeooo:rsid="000d5eb8" style:font-weight-asian="bold" style:font-weight-complex="bold"/>
    </style:style>
    <style:style style:name="T20" style:family="text">
      <style:text-properties style:font-name="FreeSerif" style:text-underline-style="none" fo:font-weight="bold" officeooo:rsid="000f318e" style:font-weight-asian="bold" style:font-weight-complex="bold"/>
    </style:style>
    <style:style style:name="T21" style:family="text">
      <style:text-properties style:font-name="FreeSerif" style:text-underline-style="none" fo:font-weight="bold" officeooo:rsid="00125e7d" style:font-weight-asian="bold" style:font-weight-complex="bold"/>
    </style:style>
    <style:style style:name="T22" style:family="text">
      <style:text-properties style:font-name="FreeSerif" style:text-underline-style="none" fo:font-weight="bold" officeooo:rsid="001696d9" style:font-weight-asian="bold" style:font-weight-complex="bold"/>
    </style:style>
    <style:style style:name="T23" style:family="text">
      <style:text-properties style:font-name="FreeSerif" style:text-underline-style="none" fo:font-weight="bold" officeooo:rsid="00177ec0" style:font-weight-asian="bold" style:font-weight-complex="bold"/>
    </style:style>
    <style:style style:name="T24" style:family="text">
      <style:text-properties style:font-name="FreeSerif" style:text-underline-style="none" officeooo:rsid="001696d9"/>
    </style:style>
    <style:style style:name="T25" style:family="text">
      <style:text-properties style:font-name="FreeSerif" fo:font-weight="normal" style:font-weight-asian="normal" style:font-weight-complex="normal"/>
    </style:style>
    <style:style style:name="T26" style:family="text">
      <style:text-properties style:font-name="FreeSerif" fo:font-weight="normal" officeooo:rsid="00134622" style:font-weight-asian="normal" style:font-weight-complex="normal"/>
    </style:style>
    <style:style style:name="T27" style:family="text">
      <style:text-properties style:font-name="FreeSerif" fo:font-weight="normal" officeooo:rsid="001b4c12" style:font-weight-asian="normal" style:font-weight-complex="normal"/>
    </style:style>
    <style:style style:name="T28" style:family="text">
      <style:text-properties style:font-name="FreeSerif" officeooo:rsid="000d5eb8"/>
    </style:style>
    <style:style style:name="T29" style:family="text">
      <style:text-properties style:font-name="FreeSerif" fo:font-weight="bold" style:font-weight-asian="bold" style:font-weight-complex="bold"/>
    </style:style>
    <style:style style:name="T30" style:family="text">
      <style:text-properties officeooo:rsid="0008d2fb"/>
    </style:style>
    <style:style style:name="T31" style:family="text">
      <style:text-properties fo:font-style="italic" style:text-underline-style="none" officeooo:rsid="000d1762" style:font-style-asian="italic" style:font-style-complex="italic"/>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fo:font-weight="normal" officeooo:rsid="000d1762" style:font-style-asian="normal" style:font-weight-asian="normal" style:font-style-complex="normal" style:font-weight-complex="normal"/>
    </style:style>
    <style:style style:name="T34" style:family="text">
      <style:text-properties officeooo:rsid="000d6316"/>
    </style:style>
    <style:style style:name="T35" style:family="text">
      <style:text-properties officeooo:rsid="00125e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XML EAD</text:p>
      <text:p text:style-name="P1"/>
      <text:p text:style-name="P2">maman clavaud – <text:a xlink:type="simple" xlink:href="mailto:florence.clavaud@culture.gouv.fr" text:style-name="Internet_20_link" text:visited-style-name="Visited_20_Internet_20_Link"><text:span text:style-name="T5">florence.clavaud@culture.gouv.</text:span></text:a><text:a xlink:type="simple" xlink:href="mailto:florence.clavaud@culture.gouv.fr" text:style-name="Internet_20_link" text:visited-style-name="Visited_20_Internet_20_Link"><text:span text:style-name="T30">fr</text:span></text:a></text:p>
      <text:p text:style-name="P2"/>
      <text:p text:style-name="P3">intro</text:p>
      <text:list xml:id="list3972584519" text:style-name="L1">
        <text:list-item>
          <text:p text:style-name="P10">organisation : </text:p>
          <text:list>
            <text:list-item>
              <text:p text:style-name="P10">3 séances sur les normes de description archivistique</text:p>
            </text:list-item>
            <text:list-item>
              <text:p text:style-name="P10">2 séances sur les usages et l’encodage</text:p>
            </text:list-item>
            <text:list-item>
              <text:p text:style-name="P10">1 séance sur francearchive</text:p>
            </text:list-item>
            <text:list-item>
              <text:p text:style-name="P10">2 séances sur le RIIIIIC</text:p>
            </text:list-item>
          </text:list>
        </text:list-item>
        <text:list-item>
          <text:p text:style-name="P11">examen : DM</text:p>
        </text:list-item>
      </text:list>
      <text:p text:style-name="P12"/>
      <text:p text:style-name="P4">métadonnées</text:p>
      <text:list xml:id="list3513152162" text:style-name="L2">
        <text:list-item>
          <text:p text:style-name="P13">« metadata is a statement about a potentially informative object » =&gt; définition vague, pouvant s’appliquer à de nombreux objets</text:p>
        </text:list-item>
        <text:list-item>
          <text:p text:style-name="P13">mot dvp dans 60s’ UK</text:p>
        </text:list-item>
        <text:list-item>
          <text:p text:style-name="P13">en fait, MD = actualisation d’une notion qui existe depuis le début des archives, liée à n’importe quel besoin de classification et conservation des documents</text:p>
        </text:list-item>
        <text:list-item>
          <text:p text:style-name="P7"><text:span text:style-name="T2">nombreux </text:span><text:span text:style-name="T1">types de MD </text:span><text:span text:style-name="T2">: de description (auteur, contenu, volume…), techniques (formats), de préservation, juridiques, de gestion</text:span></text:p>
        </text:list-item>
        <text:list-item>
          <text:p text:style-name="P6"><text:span text:style-name="T3">d’après </text:span><text:span text:style-name="T4">modèle </text:span><text:span text:style-name="T31">IFLA-LRM</text:span><text:span text:style-name="T33">, </text:span><text:span text:style-name="T32">MD</text:span><text:span text:style-name="T2"> </text:span><text:span text:style-name="T3">de description </text:span><text:span text:style-name="T2">nécessaires aux </text:span></text:p>
          <text:list>
            <text:list-item>
              <text:p text:style-name="P13">services d’archives (bases d’un syst classificatoire)</text:p>
            </text:list-item>
            <text:list-item>
              <text:p text:style-name="P22"><text:span text:style-name="T9">usagers : </text:span><text:span text:style-name="T10">métadonnées de description essentielles à</text:span><text:span text:style-name="T9"> navigation dans les données </text:span><text:span text:style-name="T10">+ communication des archives</text:span><text:span text:style-name="T9"> : </text:span></text:p>
              <text:list>
                <text:list-item>
                  <text:p text:style-name="P22"><text:span text:style-name="T18">trouver</text:span><text:span text:style-name="T10"> des ressources</text:span></text:p>
                </text:list-item>
                <text:list-item>
                  <text:p text:style-name="P22"><text:span text:style-name="T18">identifier</text:span><text:span text:style-name="T10"> ressources intéressantes (aka pouvoir qualifier la pertinence des ressources), </text:span></text:p>
                </text:list-item>
                <text:list-item>
                  <text:p text:style-name="P22"><text:span text:style-name="T18">sélectionner</text:span><text:span text:style-name="T10"> les ressources</text:span></text:p>
                </text:list-item>
                <text:list-item>
                  <text:p text:style-name="P14">accéder aux ressources (grâce aux MD sur le volume, la communicabilité, les modalités d’accès des archives)</text:p>
                </text:list-item>
                <text:list-item>
                  <text:p text:style-name="P27"><text:span text:style-name="T7">comprendre</text:span><text:span text:style-name="T8"> les ressources (faire des liens logiques entre ressources…)</text:span></text:p>
                </text:list-item>
              </text:list>
            </text:list-item>
          </text:list>
        </text:list-item>
        <text:list-item>
          <text:p text:style-name="P15">MD permettent aussi réutilisation des MD (licences de diffusion…)</text:p>
        </text:list-item>
      </text:list>
      <text:p text:style-name="P16"/>
      <text:p text:style-name="P8">interopérabilité</text:p>
      <text:list xml:id="list3898518192" text:style-name="L3">
        <text:list-item>
          <text:p text:style-name="P17">interopérabilité = enjeu technique et pratique, pour permettre de diminuer le temps de saisie des MD</text:p>
        </text:list-item>
        <text:list-item>
          <text:p text:style-name="P34"><text:span text:style-name="T6">besoin d’interopérabilité =&gt; dvp, à partir des bibliothèques de normes et de standards pour l’échange des MD descriptives </text:span><text:span text:style-name="T28">(60s’ : MARC, ISBN…)</text:span></text:p>
        </text:list-item>
        <text:list-item>
          <text:p text:style-name="P18">dans les archives, l’interopérabilité se dvp +lentement (les archives conservent généralement des uniqums) ≠ importance des pratiques communes de description et d’échange pour permettre de lier des fonds proches et pour unifier l’expérience utilisateur (en présentant des contenus informationnels ayant une structure proche)</text:p>
        </text:list-item>
      </text:list>
      <text:p text:style-name="P19"/>
      <text:p text:style-name="P9">standards, normes, formats</text:p>
      <text:list xml:id="list2710753107" text:style-name="L4">
        <text:list-item>
          <text:p text:style-name="P42"><text:span text:style-name="T7">standard </text:span><text:span text:style-name="T8">: norme d’usage, défini par des communautés d’utilisateurices sans qu’il y ait d’obligation légale ou quoi</text:span></text:p>
        </text:list-item>
        <text:list-item>
          <text:p text:style-name="P23"><text:span text:style-name="T19">norme </text:span><text:span text:style-name="T12">: </text:span><text:span text:style-name="T11">règle approuvée par une instance officielle (ISO, AFNOR)</text:span></text:p>
        </text:list-item>
        <text:list-item>
          <text:p text:style-name="P24"><text:span text:style-name="T20">principal intérêt d’une norme ou d’un standard </text:span><text:span text:style-name="T13">: </text:span></text:p>
          <text:list>
            <text:list-item>
              <text:p text:style-name="P20"><text:span text:style-name="T34">d</text:span>egré de reconnaissance institutionnelle de l’instance créatrice</text:p>
            </text:list-item>
            <text:list-item>
              <text:p text:style-name="P20">dimension de la communauté d’utilisateurices</text:p>
            </text:list-item>
          </text:list>
        </text:list-item>
        <text:list-item>
          <text:p text:style-name="P23"><text:span text:style-name="T19">formats </text:span><text:span text:style-name="T12">: </text:span><text:span text:style-name="T14">convention de rpr technique de données, qui peut s’appuyer ou non sur une norme : MARC, EAD, XHTML, .docx…</text:span><text:span text:style-name="T21">.</text:span></text:p>
        </text:list-item>
      </text:list>
      <text:p text:style-name="P21"/>
      <text:p text:style-name="P5"><text:span text:style-name="T35">a</text:span>rchives</text:p>
      <text:list xml:id="list3372514157" text:style-name="L5">
        <text:list-item>
          <text:p text:style-name="P35"><text:soft-page-break/><text:span text:style-name="T29">définition </text:span><text:span text:style-name="T6">: E documents y compris les données, quels que soient leur date, lieu de conservation, forme, support, produits ou recus par une personne physique ou morale et par tout organisme public ou privé dans l’exercice de son activité</text:span></text:p>
        </text:list-item>
        <text:list-item>
          <text:p text:style-name="P36"><text:span text:style-name="T6">fonds d’archives </text:span><text:span text:style-name="T25">: ensemble organique, constitué, provenant d’un même producteur </text:span><text:span text:style-name="T26">≠ collection, regroupements intellectuels qui n’ont aucun lien de provenance, mais qu’on peut aussi retrouver en archives</text:span></text:p>
        </text:list-item>
        <text:list-item>
          <text:p text:style-name="P37"><text:span text:style-name="T6">producteur </text:span><text:span text:style-name="T25">: personne qui produit ou conserve des documents à valeur archivistique dans l’exercice de ses données </text:span></text:p>
        </text:list-item>
      </text:list>
      <text:p text:style-name="P38"><text:span text:style-name="T25"/></text:p>
      <text:p text:style-name="P38"><text:span text:style-name="T25"/></text:p>
      <text:p text:style-name="P43"><text:span text:style-name="T6">cours 2</text:span></text:p>
      <text:p text:style-name="P43"><text:span text:style-name="T6">cloner le dépôt git de florence</text:span></text:p>
      <text:p text:style-name="P43"><text:span text:style-name="T8">(aller dans le bon dossier, git clone le dépôt de la prof dans le dossier)</text:span></text:p>
      <text:p text:style-name="P43"><text:span text:style-name="T8"/></text:p>
      <text:p text:style-name="P43"><text:span text:style-name="T6">ISAD(G) – des concepts fondamentaux pour le traitement des archives</text:span></text:p>
      <text:p text:style-name="P51"><text:span text:style-name="T6">principes de base</text:span></text:p>
      <text:list xml:id="list2419275825" text:style-name="L6">
        <text:list-item>
          <text:p text:style-name="P44"><text:span text:style-name="T8">prince de </text:span><text:span text:style-name="T7">respect des fonds</text:span><text:span text:style-name="T8">, depuis midXIXeS =&gt;</text:span></text:p>
          <text:list>
            <text:list-item>
              <text:p text:style-name="P44"><text:span text:style-name="T7">respect de la provenance </text:span><text:span text:style-name="T8">: ne pas mélanger les archives de ≠ provenance, regrouper les archives du même Xeur, mettre en évidence le lien entre documents et Xeur</text:span></text:p>
            </text:list-item>
            <text:list-item>
              <text:p text:style-name="P44"><text:span text:style-name="T7">respect de l’intégrité </text:span><text:span text:style-name="T8">: maintenir le fonds dans sa composition originelle</text:span></text:p>
            </text:list-item>
            <text:list-item>
              <text:p text:style-name="P25"><text:span text:style-name="T22">respect de l’ordre originel </text:span><text:span text:style-name="T15">établi par Xeur</text:span></text:p>
            </text:list-item>
          </text:list>
        </text:list-item>
        <text:list-item>
          <text:p text:style-name="P28"><text:span text:style-name="T24">m</text:span><text:span text:style-name="T7">ais </text:span><text:span text:style-name="T8">: ≠ traditions coexistent</text:span></text:p>
        </text:list-item>
      </text:list>
      <text:p text:style-name="P29"><text:span text:style-name="T8"/></text:p>
      <text:p text:style-name="P45"><text:span text:style-name="T25">l’ISAD(G) – normaliser la description archivistique</text:span></text:p>
      <text:list xml:id="list1456012571" text:style-name="L7">
        <text:list-item>
          <text:p text:style-name="P39"><text:span text:style-name="T6">contexte d’émergence de la norme </text:span><text:span text:style-name="T25">: </text:span></text:p>
        </text:list-item>
        <text:list-item>
          <text:p text:style-name="P39"><text:span text:style-name="T6">conséquences </text:span><text:span text:style-name="T25">:</text:span></text:p>
          <text:list>
            <text:list-item>
              <text:p text:style-name="P26"><text:span text:style-name="T23">besoin de description</text:span><text:span text:style-name="T16"> normalisée des documents pour avoir des méthodes de description pertinentes, compatibles, explicites…</text:span></text:p>
            </text:list-item>
            <text:list-item>
              <text:p text:style-name="P53"><text:span text:style-name="T8">=&gt; </text:span><text:span text:style-name="T17">besoins techniques </text:span><text:span text:style-name="T8">: disposer de modèles partager (standards, formats) pour la description des documents</text:span></text:p>
            </text:list-item>
          </text:list>
        </text:list-item>
        <text:list-item>
          <text:p text:style-name="P30"><text:span text:style-name="T7">dvp de l’ISAD(G) </text:span><text:span text:style-name="T8">: créé n 1993 par ICA, nouvelle édition encore utilisée dvp en 2000</text:span></text:p>
          <text:list>
            <text:list-item>
              <text:p text:style-name="P30"><text:span text:style-name="T8">bases : </text:span><text:span text:style-name="T7">description à plusieurs niveaux</text:span><text:span text:style-name="T8">, du fonds à la pièce, pour refléter la structure des documents à traiter</text:span></text:p>
            </text:list-item>
          </text:list>
        </text:list-item>
        <text:list-item>
          <text:p text:style-name="P30"><text:span text:style-name="T7">4 règles </text:span><text:span text:style-name="T8">: </text:span></text:p>
          <text:list>
            <text:list-item>
              <text:p text:style-name="P30"><text:span text:style-name="T8">décrire le fonds dans son ensemble =&gt; donner les caractéristiques de chacun des documents, subdivisés en </text:span><text:span text:style-name="T7">unités plus petites</text:span></text:p>
            </text:list-item>
            <text:list-item>
              <text:p text:style-name="P30"><text:span text:style-name="T8">informations </text:span><text:span text:style-name="T7">adaptées au niveau de description</text:span><text:span text:style-name="T8"> (on ne fait pas l’histoire du ministère pour décrire un fonds d’une direction)</text:span></text:p>
            </text:list-item>
            <text:list-item>
              <text:p text:style-name="P30"><text:span text:style-name="T7">liaison hiérarchique des descriptions</text:span><text:span text:style-name="T8"> d’un niveau à l’autre</text:span></text:p>
            </text:list-item>
            <text:list-item>
              <text:p text:style-name="P30"><text:span text:style-name="T7">non répétition des informations </text:span><text:span text:style-name="T8">: on ne répète pas au niveau inférieur ce qui se trouve au niveau supérieur</text:span></text:p>
            </text:list-item>
          </text:list>
        </text:list-item>
        <text:list-item>
          <text:p text:style-name="P31"><text:span text:style-name="T8">=&gt; permet de dvp des </text:span><text:span text:style-name="T7">instruments de recherche</text:span></text:p>
        </text:list-item>
        <text:list-item>
          <text:p text:style-name="P32"><text:span text:style-name="T7">à retenir </text:span><text:span text:style-name="T8">:</text:span></text:p>
          <text:list>
            <text:list-item>
              <text:p text:style-name="P32"><text:span text:style-name="T8">c’est un standard abstrait et conceptuel qui a rien de rien à voir avec l’informatique ou une implémentation technique</text:span></text:p>
            </text:list-item>
            <text:list-item>
              <text:p text:style-name="P32"><text:span text:style-name="T8">formes très variées de description possibles</text:span></text:p>
            </text:list-item>
            <text:list-item>
              <text:p text:style-name="P32"><text:span text:style-name="T8">6 éléments obligatoires, 26 éléments au total</text:span></text:p>
            </text:list-item>
          </text:list>
        </text:list-item>
      </text:list>
      <text:p text:style-name="P33"><text:span text:style-name="T8"/></text:p>
      <text:p text:style-name="P46"><text:span text:style-name="T6">éléments isadg essentiels</text:span></text:p>
      <text:list xml:id="list1187360626" text:style-name="L8">
        <text:list-item>
          <text:p text:style-name="P40"><text:span text:style-name="T6">zone d’identification </text:span><text:span text:style-name="T25">: référence, intitulé/analyse, </text:span><text:span text:style-name="T27">dates, niveau de description, importance matérielle et support de l’unité de description</text:span></text:p>
        </text:list-item>
        <text:list-item>
          <text:p text:style-name="P41"><text:span text:style-name="T6">zone de contexte </text:span><text:span text:style-name="T25">: histoire administrative, historique de conservation, modalité d’entrée du fonds</text:span></text:p>
        </text:list-item>
        <text:list-item>
          <text:p text:style-name="P41"><text:soft-page-break/><text:span text:style-name="T6">zone de contenu et structure du fonds </text:span><text:span text:style-name="T25">: présentation du contenu du contenu, évaluation/tri/élimination/sort final, acroissements du fonds, mode de classement</text:span></text:p>
        </text:list-item>
        <text:list-item>
          <text:p text:style-name="P41"><text:span text:style-name="T6">conditions d’accès et utilisation</text:span></text:p>
        </text:list-item>
        <text:list-item>
          <text:p text:style-name="P41"><text:span text:style-name="T6">sources complémentaires</text:span></text:p>
        </text:list-item>
      </text:list>
      <text:p text:style-name="P52"><text:span text:style-name="T6"/></text:p>
      <text:p text:style-name="P47"><text:span text:style-name="T6">XML EAD et son histoire</text:span></text:p>
      <text:list xml:id="list3325419795" text:style-name="L9">
        <text:list-item>
          <text:p text:style-name="P48"><text:span text:style-name="T8">début aux US avec formats issus de la bibliothéconomie (MARC, UNIMARC)</text:span></text:p>
        </text:list-item>
        <text:list-item>
          <text:p text:style-name="P48"><text:span text:style-name="T8">1993-1998 : début de travaux par un gpe d’archivistes et d’informaticiens aux US, se basant sur SGML ; 1995-1998 : modèle pour la rédaction d’une DTD EAD (l’EAD, c’est une DTD)</text:span></text:p>
        </text:list-item>
        <text:list-item>
          <text:p text:style-name="P48"><text:span text:style-name="T8">depuis 1998 : </text:span></text:p>
          <text:list>
            <text:list-item>
              <text:p text:style-name="P48"><text:span text:style-name="T8">migration de l’EAD depuis la SGML à l’XML</text:span></text:p>
            </text:list-item>
            <text:list-item>
              <text:p text:style-name="P48"><text:span text:style-name="T8">EAD 2002 : mise à niveau de l’EAD à ISAD(G)</text:span></text:p>
            </text:list-item>
            <text:list-item>
              <text:p text:style-name="P48"><text:span text:style-name="T8">XML EAD est maintenue par la Society of American Archivists (ses développeurs)</text:span></text:p>
            </text:list-item>
          </text:list>
        </text:list-item>
      </text:list>
      <text:p text:style-name="P47"><text:span text:style-name="T8"/></text:p>
      <text:p text:style-name="P49"><text:span text:style-name="T6">Les bases</text:span></text:p>
      <text:list xml:id="list793132976" text:style-name="L10">
        <text:list-item>
          <text:p text:style-name="P50"><text:span text:style-name="T8">pour qu’un document doit valide, il faut jusque que le `&lt;archdesc&gt;` soit rempli, avec un attribut `level` et un élément `&lt;did&g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7T15:14:42.192894722</meta:creation-date>
    <dc:date>2021-12-14T18:11:32.378303090</dc:date>
    <meta:editing-duration>PT2H56M40S</meta:editing-duration>
    <meta:editing-cycles>12</meta:editing-cycles>
    <meta:generator>LibreOffice/6.4.7.2$Linux_X86_64 LibreOffice_project/40$Build-2</meta:generator>
    <meta:document-statistic meta:table-count="0" meta:image-count="0" meta:object-count="0" meta:page-count="3" meta:paragraph-count="80" meta:word-count="930" meta:character-count="5784" meta:non-whitespace-character-count="4986"/>
  </office:meta>
</office:document-meta>
</file>